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F300000091B26BCCEC.png"/>
  <manifest:file-entry manifest:media-type="image/png" manifest:full-path="Pictures/10000201000005F80000003AD7D2C8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3.5571in"/>
    </style:style>
    <style:style style:name="co5" style:family="table-column">
      <style:table-column-properties fo:break-before="auto" style:column-width="3.4346in"/>
    </style:style>
    <style:style style:name="co6" style:family="table-column">
      <style:table-column-properties fo:break-before="auto" style:column-width="4.011in"/>
    </style:style>
    <style:style style:name="co7" style:family="table-column">
      <style:table-column-properties fo:break-before="auto" style:column-width="1.5717in"/>
    </style:style>
    <style:style style:name="co8" style:family="table-column">
      <style:table-column-properties fo:break-before="auto" style:column-width="1.5654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1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2" style:family="table-cell" style:parent-style-name="Default" style:data-style-name="N75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3" style:family="table-cell" style:parent-style-name="Default" style:data-style-name="N75">
      <style:table-cell-properties fo:border="none"/>
      <style:text-properties style:font-name="Microsoft YaHei" style:font-name-asian="Microsoft YaHei"/>
    </style:style>
    <style:style style:name="ce4" style:family="table-cell" style:parent-style-name="Default" style:data-style-name="N75">
      <style:table-cell-properties fo:background-color="#eeeeee" fo:border="none"/>
      <style:text-properties style:font-name="Microsoft YaHei" style:font-name-asian="Microsoft YaHei"/>
    </style:style>
    <style:style style:name="ce5" style:family="table-cell" style:parent-style-name="Default" style:data-style-name="N75">
      <style:table-cell-properties fo:background-color="#eeeeee"/>
      <style:text-properties style:font-name="Microsoft YaHei" style:font-name-asian="Microsoft YaHei"/>
    </style:style>
    <style:style style:name="ce6" style:family="table-cell" style:parent-style-name="Default" style:data-style-name="N75">
      <style:text-properties style:font-name="Microsoft YaHei" style:font-name-asian="Microsoft YaHei"/>
    </style:style>
    <style:style style:name="ce7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8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bold" style:font-name-asian="Microsoft YaHei" style:font-weight-asian="bold" style:font-weight-complex="bold"/>
    </style:style>
    <style:style style:name="ce9" style:family="table-cell" style:parent-style-name="Default">
      <style:table-cell-properties fo:border="none"/>
      <style:text-properties fo:color="#000000" style:font-name="Microsoft YaHei" style:font-name-asian="Microsoft YaHei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Microsoft YaHei" style:font-name-asian="Microsoft YaHei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000000" style:font-name="Microsoft YaHei" style:font-name-asian="Microsoft YaHei"/>
    </style:style>
    <style:style style:name="ce12" style:family="table-cell" style:parent-style-name="Default">
      <style:text-properties fo:color="#000000" style:font-name="Microsoft YaHei" style:font-name-asian="Microsoft YaHei"/>
    </style:style>
    <style:style style:name="ce13" style:family="table-cell" style:parent-style-name="Default">
      <style:table-cell-properties fo:background-color="#eeeeee"/>
      <style:text-properties fo:color="#000000" style:font-name="Microsoft YaHei" style:font-name-asian="Microsoft YaHei"/>
    </style:style>
    <style:style style:name="ce14" style:family="table-cell" style:parent-style-name="Default">
      <style:table-cell-properties fo:background-color="#eeeeee"/>
      <style:text-properties fo:color="#000000" style:font-name="Microsoft YaHei" fo:font-weight="bold" style:font-name-asian="Microsoft YaHei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style:font-name="Microsoft YaHei" style:font-name-asian="Microsoft YaHei"/>
    </style:style>
    <style:style style:name="ce1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color="#000000" style:font-name="Microsoft YaHei" style:font-name-asian="Microsoft YaHei"/>
    </style:style>
    <style:style style:name="ce17" style:family="table-cell" style:parent-style-name="Default">
      <style:table-cell-properties fo:background-color="#eeeeee" fo:border="none"/>
      <style:text-properties fo:color="#000000" style:font-name="Microsoft YaHei" style:font-name-asian="Microsoft YaHei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ext-properties style:font-name="Microsoft YaHei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22" style:family="table-cell" style:parent-style-name="Default">
      <style:text-properties fo:color="#ff3333" fo:font-weight="bold" style:font-weight-asian="bold" style:font-weight-complex="bold"/>
    </style:style>
    <style:style style:name="ce23" style:family="table-cell" style:parent-style-name="Default"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junjun" table:style-name="ta1" table:print="false">
        <office:forms form:automatic-focus="false" form:apply-design-mode="false"/>
        <table:table-column table:style-name="co2" table:default-cell-style-name="ce6"/>
        <table:table-column table:style-name="co4" table:default-cell-style-name="ce12"/>
        <table:table-column table:style-name="co5" table:default-cell-style-name="ce12"/>
        <table:table-column table:style-name="co6" table:default-cell-style-name="ce19"/>
        <table:table-column table:style-name="co3" table:number-columns-repeated="1020" table:default-cell-style-name="ce19"/>
        <table:table-row table:style-name="ro2">
          <table:table-cell table:style-name="ce1" office:value-type="string" table:number-columns-spanned="3" table:number-rows-spanned="1">
            <text:p>Junjun</text:p>
          </table:table-cell>
          <table:covered-table-cell table:number-columns-repeated="2" table:style-name="ce9"/>
          <table:table-cell table:number-columns-repeated="1021"/>
        </table:table-row>
        <table:table-row table:style-name="ro4">
          <table:table-cell table:style-name="ce1" office:value-type="string">
            <text:p>Date</text:p>
          </table:table-cell>
          <table:table-cell table:style-name="ce10" office:value-type="string">
            <text:p><text:a xlink:href="../../../books/grade-7-books/junjun/7年级北师大版数学上册.pdf">Math-北师大版</text:a></text:p>
          </table:table-cell>
          <table:table-cell table:style-name="ce15" office:value-type="string">
            <text:p><text:a xlink:href="../../../books/grade-7-books/junjun/7年级人教版英语上册.pdf">English-人教版</text:a></text:p>
          </table:table-cell>
          <table:table-cell table:style-name="ce20" table:number-columns-repeated="1020"/>
          <table:table-cell/>
        </table:table-row>
        <table:table-row table:style-name="ro2">
          <table:table-cell table:style-name="ce2"/>
          <table:table-cell table:style-name="ce11"/>
          <table:table-cell table:style-name="ce16"/>
          <table:table-cell table:style-name="ce20" table:number-columns-repeated="1020"/>
          <table:table-cell/>
        </table:table-row>
        <table:table-row table:style-name="ro4">
          <table:table-cell table:style-name="ce3" office:value-type="date" office:date-value="2025-11-22">
            <text:p>Nov 22, 2025</text:p>
          </table:table-cell>
          <table:table-cell office:value-type="string">
            <text:p><text:a xlink:href="../../../math/grade-7-上/7年级上期中-北师大版省直中学期中数学试题/1.jpg">7-上-期中数学考试-1</text:a></text:p>
          </table:table-cell>
          <table:table-cell table:style-name="ce9" office:value-type="string">
            <text:p><text:a xlink:href="../../../english/grade-7-上/7%20年级%20人教版英语%20-上%20-unit-6-words.odp">7-上-unit-6-words</text:a></text:p>
          </table:table-cell>
          <table:table-cell table:number-columns-repeated="1021"/>
        </table:table-row>
        <table:table-row table:style-name="ro4">
          <table:table-cell table:style-name="ce3"/>
          <table:table-cell office:value-type="string">
            <text:p><text:a xlink:href="../../../math/grade-7-上/7年级上期中-北师大版省直中学期中数学试题/2.jpg">7-上-期中数学考试-2</text:a></text:p>
          </table:table-cell>
          <table:table-cell table:number-columns-repeated="1022"/>
        </table:table-row>
        <table:table-row table:style-name="ro2">
          <table:table-cell table:style-name="ce3"/>
          <table:table-cell/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4">
          <table:table-cell table:style-name="ce3" office:value-type="date" office:date-value="2025-11-29">
            <text:p>Nov 29, 2025</text:p>
          </table:table-cell>
          <table:table-cell table:style-name="ce9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9" office:value-type="string">
            <text:p><text:a xlink:href="../../../english/grade-7-上/7%20年级%20人教版英语%20-上%20-1-定冠词不定冠词.odp">7-上-冠词</text:a></text:p>
          </table:table-cell>
          <table:table-cell table:number-columns-repeated="1021"/>
        </table:table-row>
        <table:table-row table:style-name="ro4">
          <table:table-cell table:style-name="ce3"/>
          <table:table-cell/>
          <table:table-cell table:style-name="ce9" office:value-type="string">
            <text:p><text:a xlink:href="../../../english/grade-7-上/7%20年级%20人教版英语%20-上%20-unit-7-words.odp">7-上-unit-7-words</text:a>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2">
          <table:table-cell table:style-name="ce3" office:value-type="date" office:date-value="2025-12-06">
            <text:p>Dec 6, 2025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2">
          <table:table-cell table:style-name="ce3" office:value-type="date" office:date-value="2025-12-13">
            <text:p>Dec 13, 2025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4">
          <table:table-cell table:style-name="ce3" office:value-type="date" office:date-value="2025-12-19">
            <text:p>Dec 19, 2025</text:p>
          </table:table-cell>
          <table:table-cell table:style-name="ce9" office:value-type="string">
            <text:p><text:a xlink:href="../../../math/grade-7-上/7上数学北师大版-unit-4-基本平面图形/7年级北师大版数学上册-unit-4-基本平面图形-单元检测和答案.pdf">7-上-unit-4-基本平面图形-单元检测和答案</text:a>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date" office:date-value="2025-12-27">
            <text:p>Dec 27, 2025</text:p>
          </table:table-cell>
          <table:table-cell office:value-type="string">
            <text:p><text:a xlink:href="../../../math/grade-7-上/7上期末-2024-2025学年河南郑州中原区/">7上期末河南郑州中原区考试题</text:a>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1"/>
        </table:table-row>
        <table:table-row table:style-name="ro2">
          <table:table-cell office:value-type="date" office:date-value="2026-01-03">
            <text:p>Jan 3, 2026</text:p>
          </table:table-cell>
          <table:table-cell office:value-type="string">
            <text:p>Break</text:p>
          </table:table-cell>
          <table:table-cell table:number-columns-repeated="1022"/>
        </table:table-row>
        <table:table-row table:style-name="ro4">
          <table:table-cell table:style-name="ce7"/>
          <table:table-cell table:style-name="ce14" office:value-type="string">
            <text:p>7-下-第一章-整式的乘法</text:p>
          </table:table-cell>
          <table:table-cell table:style-name="ce14" office:value-type="string">
            <text:p>7-下-unit-2</text:p>
          </table:table-cell>
          <table:table-cell table:number-columns-repeated="1021"/>
        </table:table-row>
        <table:table-row table:style-name="ro4">
          <table:table-cell office:value-type="date" office:date-value="2026-01-10">
            <text:p>Jan 10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1-words.ppt">7下人教版英语-unit-1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一章-整式的除法</text:p>
          </table:table-cell>
          <table:table-cell table:style-name="ce14" office:value-type="string">
            <text:p>7-下-unit-2</text:p>
          </table:table-cell>
          <table:table-cell table:number-columns-repeated="1021"/>
        </table:table-row>
        <table:table-row table:style-name="ro4">
          <table:table-cell office:value-type="date" office:date-value="2026-01-17">
            <text:p>Jan 17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2-words.ppt">7下人教版英语-unit-2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一章-整式的除法-学期完</text:p>
          </table:table-cell>
          <table:table-cell table:style-name="ce14" office:value-type="string">
            <text:p>7-下-unit-2-学期完</text:p>
          </table:table-cell>
          <table:table-cell table:number-columns-repeated="1021"/>
        </table:table-row>
        <table:table-row table:style-name="ro4">
          <table:table-cell office:value-type="date" office:date-value="2026-01-24">
            <text:p>Jan 24, 2026</text:p>
          </table:table-cell>
          <table:table-cell office:value-type="string">
            <text:p><text:a xlink:href="../../../math/grade-7-上/7上期末-2024-2025学年河南郑州金水区/">7上期末河南郑州金水区</text:a>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8" office:value-type="string" table:number-columns-spanned="3" table:number-rows-spanned="1">
            <text:p>期末完</text:p>
          </table:table-cell>
          <table:covered-table-cell table:number-columns-repeated="2" table:style-name="ce14"/>
          <table:table-cell table:number-columns-repeated="1021"/>
        </table:table-row>
        <table:table-row table:style-name="ro2">
          <table:table-cell office:value-type="date" office:date-value="2026-01-31">
            <text:p>Jan 31, 2026</text:p>
          </table:table-cell>
          <table:table-cell office:value-type="string">
            <text:p>期末考试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14" office:value-type="string">
            <text:p>7-下-第一章-整式的除法-完</text:p>
          </table:table-cell>
          <table:table-cell table:style-name="ce14" office:value-type="string">
            <text:p>7-下-unit-3</text:p>
          </table:table-cell>
          <table:table-cell table:number-columns-repeated="1021"/>
        </table:table-row>
        <table:table-row table:style-name="ro4">
          <table:table-cell office:value-type="date" office:date-value="2026-03-14">
            <text:p>Mar 14, 2026</text:p>
          </table:table-cell>
          <table:table-cell office:value-type="string">
            <text:p><text:a xlink:href="../../../math/grade-7-下/7下数学北师大版-unit-1-整式的乘除.ppt">7下数学北师大版-unit-1-整式的乘除</text:a></text:p>
          </table:table-cell>
          <table:table-cell office:value-type="string">
            <text:p><text:a xlink:href="../../../english/grade-7-下/7下英语人教版-unit-3-words.ppt">7下英语人教版-unit-3-words</text:a>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<text:a xlink:href="../../../math/grade-7-下/7下数学北师大版-unit-1-整式的乘除-单元检测-1/">7下数学北师大版-unit-1-整式的乘除-单元检测-1</text:a>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14" office:value-type="string">
            <text:p>7-下-第一章-整式的除法-完</text:p>
          </table:table-cell>
          <table:table-cell table:style-name="ce14" office:value-type="string">
            <text:p>7-下-unit-3</text:p>
          </table:table-cell>
          <table:table-cell table:number-columns-repeated="1021"/>
        </table:table-row>
        <table:table-row table:style-name="ro4">
          <table:table-cell office:value-type="date" office:date-value="2026-03-21">
            <text:p>Mar 21, 2026</text:p>
          </table:table-cell>
          <table:table-cell office:value-type="string">
            <text:p><text:a xlink:href="../../../math/grade-7-下/7下数学北师大版-unit-1-整式的乘除.ppt">7下数学北师大版-unit-1-整式的乘除</text:a></text:p>
          </table:table-cell>
          <table:table-cell office:value-type="string">
            <text:p><text:a xlink:href="../../../english/grade-7-下/7下英语人教版-unit-3-words.ppt">7下英语人教版-unit-3-words</text:a>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<text:a xlink:href="../../../math/grade-7-下/7下数学北师大版-unit-2-相交线与平行线.ppt">7下数学北师大版-unit-2-相交线与平行线</text:a></text:p>
          </table:table-cell>
          <table:table-cell office:value-type="string">
            <text:p><text:a xlink:href="../../../english/grade-7-下/7下英语人教版-unit-4-words.ppt">7下英语人教版-unit-4-words</text:a>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4" office:value-type="string">
            <text:p>7-下-第二章-相交线与平行线</text:p>
          </table:table-cell>
          <table:table-cell table:style-name="ce14" office:value-type="string">
            <text:p>7-下-unit-4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style-name="ce12"/>
          <table:table-cell table:number-columns-repeated="1020"/>
        </table:table-row>
        <table:table-row table:style-name="ro5">
          <table:table-cell table:number-columns-repeated="2"/>
          <table:table-cell table:style-name="Default"/>
          <table:table-cell table:number-columns-repeated="1021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中考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row table:style-name="ro4">
          <table:table-cell/>
          <table:table-cell table:style-name="ce21" office:value-type="string" table:number-columns-spanned="2" table:number-rows-spanned="1">
            <text:p>郑州中考2025</text:p>
          </table:table-cell>
          <table:covered-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2" office:value-type="string">
            <text:p>语文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2" office:value-type="string">
            <text:p>数学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2" office:value-type="string">
            <text:p>英语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3" office:value-type="string">
            <text:p>物理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化学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道德法制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历史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体育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office:value-type="string">
            <text:p>理化生实验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table:formula="of:=SUM([.C3:.C12])" office:value-type="float" office:value="730">
            <text:p>730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7-上-期中成绩</text:p>
          </table:table-cell>
          <table:table-cell/>
        </table:table-row>
        <table:table-row table:style-name="ro2">
          <table:table-cell/>
          <table:table-cell>
            <draw:frame table:end-cell-address="中考.J20" table:end-x="0.2972in" table:end-y="0.0413in" draw:z-index="0" draw:name="Graphics 1" draw:style-name="gr1" draw:text-style-name="P1" svg:width="8.7559in" svg:height="0.3969in" svg:x="0.0008in" svg:y="0in">
              <draw:image xlink:href="Pictures/10000201000005F80000003AD7D2C834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7-上-期末成绩</text:p>
          </table:table-cell>
          <table:table-cell/>
        </table:table-row>
        <table:table-row table:style-name="ro3">
          <table:table-cell/>
          <table:table-cell>
            <draw:frame table:end-cell-address="中考.J28" table:end-x="0.3071in" table:end-y="0.1043in" draw:z-index="1" draw:name="Graphics 2" draw:style-name="gr1" draw:text-style-name="P1" svg:width="8.7665in" svg:height="0.9933in" svg:x="0in" svg:y="0in">
              <draw:image xlink:href="Pictures/10000201000005F300000091B26BCCEC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1">03/21/2026</text:date>, <text:time>22:5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41M39S</meta:editing-duration>
    <meta:editing-cycles>62</meta:editing-cycles>
    <meta:generator>OpenOffice/4.1.15$Win32 OpenOffice.org_project/4115m2$Build-9813</meta:generator>
    <dc:date>2026-03-21T22:54:43.79</dc:date>
    <dc:creator>Eric Zhang</dc:creator>
    <meta:document-statistic meta:table-count="3" meta:cell-count="76" meta:object-count="2"/>
    <meta:user-defined meta:name="Info 1"/>
    <meta:user-defined meta:name="Info 2"/>
    <meta:user-defined meta:name="Info 3"/>
    <meta:user-defined meta:name="Info 4"/>
  </office:meta>
</office:document-meta>
</file>